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040000015C200C7FB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Helvetica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487cm" fo:margin-left="0cm" table:align="left" style:writing-mode="lr-tb"/>
    </style:style>
    <style:style style:name="Table1.A" style:family="table-column">
      <style:table-column-properties style:column-width="3.404cm"/>
    </style:style>
    <style:style style:name="Table1.B" style:family="table-column">
      <style:table-column-properties style:column-width="3.84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-left="none" fo:border-right="none" fo:border-top="none" fo:border-bottom="0.1pt solid #000000" style:writing-mode="lr-tb"/>
    </style:style>
    <style:style style:name="Table1.B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1.G1" style:family="table-cell">
      <style:table-cell-properties style:vertical-align="middle" fo:padding="0.097cm" fo:border="0.1pt solid #000000" style:writing-mode="lr-tb"/>
    </style:style>
    <style:style style:name="Table1.A2" style:family="table-cell">
      <style:table-cell-properties style:vertical-align="middle" fo:background-color="#cccc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G2" style:family="table-cell">
      <style:table-cell-properties style:vertical-align="middle" fo:background-color="#ffffc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middle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E3" style:family="table-cell">
      <style:table-cell-properties style:vertical-align="middle" fo:background-color="#ff808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G3" style:family="table-cell">
      <style:table-cell-properties style:vertical-align="middle" fo:background-color="#ff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G4" style:family="table-cell">
      <style:table-cell-properties style:vertical-align="middle" fo:background-color="#ccccc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1.7" style:family="table-row">
      <style:table-row-properties style:min-row-height="1.169cm" fo:keep-together="auto"/>
    </style:style>
    <style:style style:name="Table1.A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1.C7" style:family="table-cell">
      <style:table-cell-properties style:vertical-align="middle" fo:background-color="#eeeee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G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e1.A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1.E8" style:family="table-cell">
      <style:table-cell-properties style:vertical-align="middle" fo:background-color="#ffd32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G8" style:family="table-cell">
      <style:table-cell-properties style:vertical-align="middle" fo:padding="0cm" fo:border-left="0.1pt solid #000000" fo:border-right="none" fo:border-top="none" fo:border-bottom="none" style:writing-mode="lr-tb"/>
    </style:style>
    <style:style style:name="Table1.9" style:family="table-row">
      <style:table-row-properties style:min-row-height="0.949cm" fo:keep-together="auto"/>
    </style:style>
    <style:style style:name="Table1.A9" style:family="table-cell">
      <style:table-cell-properties style:vertical-align="middle" fo:padding="0cm" fo:border-left="0.1pt solid #000000" fo:border-right="none" fo:border-top="none" fo:border-bottom="0.1pt solid #000000" style:writing-mode="lr-tb"/>
    </style:style>
    <style:style style:name="Table1.G9" style:family="table-cell">
      <style:table-cell-properties style:vertical-align="middle" fo:padding="0cm" fo:border-left="0.1pt solid #000000" fo:border-right="none" fo:border-top="none" fo:border-bottom="none" style:writing-mode="lr-tb"/>
    </style:style>
    <style:style style:name="Table1.10" style:family="table-row">
      <style:table-row-properties style:min-row-height="0.951cm" fo:keep-together="auto"/>
    </style:style>
    <style:style style:name="Table1.A10" style:family="table-cell">
      <style:table-cell-properties style:vertical-align="middle" fo:padding="0cm" fo:border-left="0.1pt solid #000000" fo:border-right="none" fo:border-top="none" fo:border-bottom="0.1pt solid #000000" style:writing-mode="lr-tb"/>
    </style:style>
    <style:style style:name="Table1.C10" style:family="table-cell">
      <style:table-cell-properties style:vertical-align="middle" fo:background-color="#ff8080" fo:padding="0cm" fo:border-left="0.1pt solid #000000" fo:border-right="none" fo:border-top="none" fo:border-bottom="0.1pt solid #000000" style:writing-mode="lr-tb">
        <style:background-image/>
      </style:table-cell-properties>
    </style:style>
    <style:style style:name="Table1.E10" style:family="table-cell">
      <style:table-cell-properties style:vertical-align="middle" fo:background-color="#ffcc00" fo:padding="0cm" fo:border-left="0.1pt solid #000000" fo:border-right="none" fo:border-top="none" fo:border-bottom="0.1pt solid #000000" style:writing-mode="lr-tb">
        <style:background-image/>
      </style:table-cell-properties>
    </style:style>
    <style:style style:name="Table1.G10" style:family="table-cell">
      <style:table-cell-properties style:vertical-align="middle" fo:padding="0cm" fo:border-left="0.1pt solid #000000" fo:border-right="none" fo:border-top="none" fo:border-bottom="none" style:writing-mode="lr-tb"/>
    </style:style>
    <style:style style:name="Table1.A11" style:family="table-cell">
      <style:table-cell-properties style:vertical-align="middle" fo:background-color="#cccccc" fo:padding="0cm" fo:border-left="0.1pt solid #000000" fo:border-right="none" fo:border-top="none" fo:border-bottom="0.1pt solid #000000" style:writing-mode="lr-tb">
        <style:background-image/>
      </style:table-cell-properties>
    </style:style>
    <style:style style:name="Table1.B11" style:family="table-cell">
      <style:table-cell-properties style:vertical-align="middle" fo:background-color="#ffffcc" fo:padding="0cm" fo:border-left="0.1pt solid #000000" fo:border-right="none" fo:border-top="none" fo:border-bottom="0.1pt solid #000000" style:writing-mode="lr-tb">
        <style:background-image/>
      </style:table-cell-properties>
    </style:style>
    <style:style style:name="Table1.F11" style:family="table-cell">
      <style:table-cell-properties style:vertical-align="middle" fo:background-color="#ccffcc" fo:padding="0cm" fo:border-left="0.1pt solid #000000" fo:border-right="none" fo:border-top="none" fo:border-bottom="0.1pt solid #000000" style:writing-mode="lr-tb">
        <style:background-image/>
      </style:table-cell-properties>
    </style:style>
    <style:style style:name="Table1.G11" style:family="table-cell">
      <style:table-cell-properties style:vertical-align="middle" fo:padding="0cm" fo:border-left="0.1pt solid #000000" fo:border-right="none" fo:border-top="none" fo:border-bottom="none" style:writing-mode="lr-tb"/>
    </style:style>
    <style:style style:name="Table1.A12" style:family="table-cell">
      <style:table-cell-properties style:vertical-align="middle" fo:padding="0cm" fo:border-left="0.1pt solid #000000" fo:border-right="none" fo:border-top="none" fo:border-bottom="0.1pt solid #000000" style:writing-mode="lr-tb"/>
    </style:style>
    <style:style style:name="Table1.G12" style:family="table-cell">
      <style:table-cell-properties style:vertical-align="middle" fo:padding="0cm" fo:border-left="0.1pt solid #000000" fo:border-right="none" fo:border-top="none" fo:border-bottom="none" style:writing-mode="lr-tb"/>
    </style:style>
    <style:style style:name="Table1.13" style:family="table-row">
      <style:table-row-properties style:min-row-height="0.827cm" fo:keep-together="auto"/>
    </style:style>
    <style:style style:name="Table1.A13" style:family="table-cell">
      <style:table-cell-properties style:vertical-align="middle" fo:padding="0cm" fo:border-left="0.1pt solid #000000" fo:border-right="none" fo:border-top="none" fo:border-bottom="0.1pt solid #000000" style:writing-mode="lr-tb"/>
    </style:style>
    <style:style style:name="Table1.G13" style:family="table-cell">
      <style:table-cell-properties style:vertical-align="middle" fo:padding="0cm" fo:border-left="0.1pt solid #000000" fo:border-right="none" fo:border-top="none" fo:border-bottom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Liberation Serif1" fo:font-size="10pt" style:font-size-asian="10pt" style:font-name-complex="Liberation Serif1" style:font-size-complex="10pt"/>
    </style:style>
    <style:style style:name="P3" style:family="paragraph" style:parent-style-name="Standard">
      <style:paragraph-properties fo:text-align="center" style:justify-single-word="false" fo:background-color="#83caff" style:snap-to-layout-grid="false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#ff6309" style:snap-to-layout-grid="false"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ackground-color="#ffb515" style:snap-to-layout-grid="false">
        <style:background-image/>
      </style:paragraph-properties>
    </style:style>
    <style:style style:name="P6" style:family="paragraph" style:parent-style-name="Contenu_20_de_20_tableau">
      <style:paragraph-properties fo:text-align="center" style:justify-single-word="false" style:snap-to-layout-grid="false"/>
    </style:style>
    <style:style style:name="P7" style:family="paragraph" style:parent-style-name="Contenu_20_de_20_tableau">
      <style:paragraph-properties fo:text-align="center" style:justify-single-word="false" style:snap-to-layout-grid="false"/>
      <style:text-properties officeooo:paragraph-rsid="0013ca85"/>
    </style:style>
    <style:style style:name="P8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style:font-size-asian="11pt" style:font-name-complex="Liberation Serif1" style:font-size-complex="11pt"/>
    </style:style>
    <style:style style:name="P9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normal" fo:font-weight="bold" fo:background-color="transparent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10" style:family="paragraph" style:parent-style-name="Contenu_20_de_20_tableau">
      <style:paragraph-properties fo:text-align="center" style:justify-single-word="false"/>
      <style:text-properties style:font-name="Liberation Serif1" fo:font-size="11pt" fo:font-style="italic" style:font-size-asian="11pt" style:font-style-asian="italic" style:font-name-complex="Liberation Serif1" style:font-size-complex="11pt" style:font-style-complex="italic"/>
    </style:style>
    <style:style style:name="P11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style:font-size-asian="11pt" style:font-style-asian="italic" style:font-name-complex="Liberation Serif1" style:font-size-complex="11pt" style:font-style-complex="italic"/>
    </style:style>
    <style:style style:name="P12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paragraph-rsid="00131601" style:font-size-asian="11pt" style:font-style-asian="italic" style:font-name-complex="Liberation Serif1" style:font-size-complex="11pt" style:font-style-complex="italic"/>
    </style:style>
    <style:style style:name="P13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paragraph-rsid="001ab219" style:font-size-asian="11pt" style:font-style-asian="italic" style:font-name-complex="Liberation Serif1" style:font-size-complex="11pt" style:font-style-complex="italic"/>
    </style:style>
    <style:style style:name="P14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24934" officeooo:paragraph-rsid="00124934" style:font-size-asian="11pt" style:font-style-asian="italic" style:font-name-complex="Liberation Serif1" style:font-size-complex="11pt" style:font-style-complex="italic"/>
    </style:style>
    <style:style style:name="P15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24934" officeooo:paragraph-rsid="00131601" style:font-size-asian="11pt" style:font-style-asian="italic" style:font-name-complex="Liberation Serif1" style:font-size-complex="11pt" style:font-style-complex="italic"/>
    </style:style>
    <style:style style:name="P16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31601" officeooo:paragraph-rsid="00131601" style:font-size-asian="11pt" style:font-style-asian="italic" style:font-name-complex="Liberation Serif1" style:font-size-complex="11pt" style:font-style-complex="italic"/>
    </style:style>
    <style:style style:name="P17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3ca85" officeooo:paragraph-rsid="0013ca85" style:font-size-asian="11pt" style:font-style-asian="italic" style:font-name-complex="Liberation Serif1" style:font-size-complex="11pt" style:font-style-complex="italic"/>
    </style:style>
    <style:style style:name="P18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fo:font-weight="bold" officeooo:rsid="0013ca85" officeooo:paragraph-rsid="0013ca85" style:font-size-asian="11pt" style:font-style-asian="italic" style:font-weight-asian="bold" style:font-name-complex="Liberation Serif1" style:font-size-complex="11pt" style:font-style-complex="italic" style:font-weight-complex="bold"/>
    </style:style>
    <style:style style:name="P19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fo:font-weight="bold" officeooo:paragraph-rsid="001ab219" style:font-size-asian="11pt" style:font-style-asian="italic" style:font-weight-asian="bold" style:font-name-complex="Liberation Serif1" style:font-size-complex="11pt" style:font-style-complex="italic" style:font-weight-complex="bold"/>
    </style:style>
    <style:style style:name="P20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fo:font-weight="bold" officeooo:rsid="00131601" officeooo:paragraph-rsid="001ab219" style:font-size-asian="11pt" style:font-style-asian="italic" style:font-weight-asian="bold" style:font-name-complex="Liberation Serif1" style:font-size-complex="11pt" style:font-style-complex="italic" style:font-weight-complex="bold"/>
    </style:style>
    <style:style style:name="P21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24934" officeooo:paragraph-rsid="0013ca85" fo:background-color="#ffcc00" style:font-size-asian="11pt" style:font-style-asian="italic" style:font-name-complex="Liberation Serif1" style:font-size-complex="11pt" style:font-style-complex="italic"/>
    </style:style>
    <style:style style:name="P22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31601" officeooo:paragraph-rsid="0013ca85" fo:background-color="#ffcc00" style:font-size-asian="11pt" style:font-style-asian="italic" style:font-name-complex="Liberation Serif1" style:font-size-complex="11pt" style:font-style-complex="italic"/>
    </style:style>
    <style:style style:name="P23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2pt" style:font-size-asian="12pt" style:font-name-complex="Liberation Serif1" style:font-size-complex="12pt"/>
    </style:style>
    <style:style style:name="P24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P25" style:family="paragraph" style:parent-style-name="Contenu_20_de_20_tableau">
      <style:paragraph-properties fo:text-align="center" style:justify-single-word="false" style:snap-to-layout-grid="false"/>
      <style:text-properties officeooo:rsid="00124934" officeooo:paragraph-rsid="00124934"/>
    </style:style>
    <style:style style:name="P26" style:family="paragraph" style:parent-style-name="Contenu_20_de_20_tableau">
      <style:paragraph-properties fo:text-align="center" style:justify-single-word="false" fo:background-color="transparent" style:snap-to-layout-grid="false">
        <style:background-image/>
      </style:paragraph-properties>
      <style:text-properties style:font-name="Liberation Serif1" fo:font-size="11pt" fo:font-style="italic" officeooo:paragraph-rsid="00131601" style:font-size-asian="11pt" style:font-style-asian="italic" style:font-name-complex="Liberation Serif1" style:font-size-complex="11pt" style:font-style-complex="italic"/>
    </style:style>
    <style:style style:name="P27" style:family="paragraph" style:parent-style-name="Contenu_20_de_20_tableau">
      <style:paragraph-properties fo:text-align="center" style:justify-single-word="false" fo:background-color="#ffcc00" style:snap-to-layout-grid="false">
        <style:background-image/>
      </style:paragraph-properties>
      <style:text-properties style:font-name="Liberation Serif1" fo:font-size="11pt" fo:font-style="italic" officeooo:rsid="00124934" officeooo:paragraph-rsid="00131601" style:font-size-asian="11pt" style:font-style-asian="italic" style:font-name-complex="Liberation Serif1" style:font-size-complex="11pt" style:font-style-complex="italic"/>
    </style:style>
    <style:style style:name="P28" style:family="paragraph" style:parent-style-name="Contenu_20_de_20_tableau">
      <style:paragraph-properties fo:text-align="center" style:justify-single-word="false" fo:background-color="#ffcc00" style:snap-to-layout-grid="false">
        <style:background-image/>
      </style:paragraph-properties>
      <style:text-properties style:font-name="Liberation Serif1" fo:font-size="11pt" fo:font-style="italic" officeooo:rsid="00131601" officeooo:paragraph-rsid="00131601" style:font-size-asian="11pt" style:font-style-asian="italic" style:font-name-complex="Liberation Serif1" style:font-size-complex="11pt" style:font-style-complex="italic"/>
    </style:style>
    <style:style style:name="P29" style:family="paragraph" style:parent-style-name="Standard" style:master-page-name="Standard">
      <style:paragraph-properties fo:text-align="end" style:justify-single-word="false" style:page-number="auto"/>
    </style:style>
    <style:style style:name="P30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ab95a" officeooo:paragraph-rsid="001ab95a" style:font-size-asian="11pt" style:font-style-asian="italic" style:font-name-complex="Liberation Serif1" style:font-size-complex="11pt" style:font-style-complex="italic"/>
    </style:style>
    <style:style style:name="P31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paragraph-rsid="001ca79f" style:font-size-asian="11pt" style:font-style-asian="italic" style:font-name-complex="Liberation Serif1" style:font-size-complex="11pt" style:font-style-complex="italic"/>
    </style:style>
    <style:style style:name="P32" style:family="paragraph" style:parent-style-name="Contenu_20_de_20_tableau">
      <style:paragraph-properties fo:text-align="center" style:justify-single-word="false"/>
      <style:text-properties style:font-name="Liberation Serif1" fo:font-size="11pt" fo:font-style="italic" officeooo:paragraph-rsid="001ca79f" style:font-size-asian="11pt" style:font-style-asian="italic" style:font-name-complex="Liberation Serif1" style:font-size-complex="11pt" style:font-style-complex="italic"/>
    </style:style>
    <style:style style:name="P33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24934" officeooo:paragraph-rsid="00124934" style:font-size-asian="11pt" style:font-style-asian="italic" style:font-name-complex="Liberation Serif1" style:font-size-complex="11pt" style:font-style-complex="italic"/>
    </style:style>
    <style:style style:name="P34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24934" officeooo:paragraph-rsid="001ca79f" style:font-size-asian="11pt" style:font-style-asian="italic" style:font-name-complex="Liberation Serif1" style:font-size-complex="11pt" style:font-style-complex="italic"/>
    </style:style>
    <style:style style:name="P35" style:family="paragraph" style:parent-style-name="Contenu_20_de_20_tableau">
      <style:paragraph-properties fo:text-align="center" style:justify-single-word="false" style:snap-to-layout-grid="false"/>
      <style:text-properties style:font-name="Liberation Serif1" fo:font-size="11pt" fo:font-style="italic" officeooo:rsid="001ca79f" officeooo:paragraph-rsid="001ca79f" style:font-size-asian="11pt" style:font-style-asian="italic" style:font-name-complex="Liberation Serif1" style:font-size-complex="11pt" style:font-style-complex="italic"/>
    </style:style>
    <style:style style:name="T1" style:family="text">
      <style:text-properties style:font-name="Liberation Serif1" fo:font-size="18pt" fo:font-weight="bold" style:font-size-asian="18pt" style:font-weight-asian="bold" style:font-name-complex="Liberation Serif1" style:font-size-complex="18pt" style:font-weight-complex="bold"/>
    </style:style>
    <style:style style:name="T2" style:family="text">
      <style:text-properties style:font-name="Liberation Serif1" fo:font-size="18pt" fo:font-weight="bold" officeooo:rsid="00124934" style:font-size-asian="18pt" style:font-weight-asian="bold" style:font-name-complex="Liberation Serif1" style:font-size-complex="18pt" style:font-weight-complex="bold"/>
    </style:style>
    <style:style style:name="T3" style:family="text">
      <style:text-properties style:font-name="Liberation Serif1" fo:font-size="18pt" style:font-size-asian="18pt" style:font-name-complex="Liberation Serif1" style:font-size-complex="18pt"/>
    </style:style>
    <style:style style:name="T4" style:family="text">
      <style:text-properties style:font-name="Liberation Serif1" fo:font-size="18pt" officeooo:rsid="00124934" style:font-size-asian="18pt" style:font-name-complex="Liberation Serif1" style:font-size-complex="18pt"/>
    </style:style>
    <style:style style:name="T5" style:family="text">
      <style:text-properties style:font-name="Liberation Serif1" fo:font-size="11pt" fo:font-weight="bold" style:font-size-asian="11pt" style:font-weight-asian="bold" style:font-name-complex="Liberation Serif1" style:font-size-complex="11pt" style:font-weight-complex="bold"/>
    </style:style>
    <style:style style:name="T6" style:family="text">
      <style:text-properties style:font-name="Liberation Serif1" fo:font-size="11pt" fo:font-weight="bold" officeooo:rsid="00124934" style:font-size-asian="11pt" style:font-weight-asian="bold" style:font-name-complex="Liberation Serif1" style:font-size-complex="11pt" style:font-weight-complex="bold"/>
    </style:style>
    <style:style style:name="T7" style:family="text">
      <style:text-properties style:font-name="Liberation Serif1" fo:font-size="11pt" fo:font-weight="bold" officeooo:rsid="00179341" style:font-size-asian="11pt" style:font-weight-asian="bold" style:font-name-complex="Liberation Serif1" style:font-size-complex="11pt" style:font-weight-complex="bold"/>
    </style:style>
    <style:style style:name="T8" style:family="text">
      <style:text-properties style:font-name="Liberation Serif1" fo:font-size="11pt" fo:font-weight="bold" officeooo:rsid="00197345" style:font-size-asian="11pt" style:font-weight-asian="bold" style:font-name-complex="Liberation Serif1" style:font-size-complex="11pt" style:font-weight-complex="bold"/>
    </style:style>
    <style:style style:name="T9" style:family="text">
      <style:text-properties style:font-name="Liberation Serif1" fo:font-size="11pt" fo:font-weight="bold" officeooo:rsid="001ca79f" style:font-size-asian="11pt" style:font-weight-asian="bold" style:font-name-complex="Liberation Serif1" style:font-size-complex="11pt" style:font-weight-complex="bold"/>
    </style:style>
    <style:style style:name="T10" style:family="text">
      <style:text-properties style:font-name="Liberation Serif1" fo:font-size="11pt" fo:font-weight="bold" fo:background-color="#ff6309" loext:char-shading-value="0" style:font-size-asian="11pt" style:font-weight-asian="bold" style:font-name-complex="Liberation Serif1" style:font-size-complex="11pt" style:font-weight-complex="bold"/>
    </style:style>
    <style:style style:name="T11" style:family="text">
      <style:text-properties style:font-name="Liberation Serif1" fo:font-size="11pt" fo:font-weight="bold" officeooo:rsid="00179341" fo:background-color="#ff6309" loext:char-shading-value="0" style:font-size-asian="11pt" style:font-weight-asian="bold" style:font-name-complex="Liberation Serif1" style:font-size-complex="11pt" style:font-weight-complex="bold"/>
    </style:style>
    <style:style style:name="T12" style:family="text">
      <style:text-properties style:font-name="Liberation Serif1" fo:font-size="11pt" fo:font-weight="bold" officeooo:rsid="00197345" fo:background-color="#ff6309" loext:char-shading-value="0" style:font-size-asian="11pt" style:font-weight-asian="bold" style:font-name-complex="Liberation Serif1" style:font-size-complex="11pt" style:font-weight-complex="bold"/>
    </style:style>
    <style:style style:name="T13" style:family="text">
      <style:text-properties style:font-name="Liberation Serif1" fo:font-size="11pt" fo:font-weight="bold" officeooo:rsid="001d2be5" fo:background-color="#ff6309" loext:char-shading-value="0" style:font-size-asian="11pt" style:font-weight-asian="bold" style:font-name-complex="Liberation Serif1" style:font-size-complex="11pt" style:font-weight-complex="bold"/>
    </style:style>
    <style:style style:name="T14" style:family="text">
      <style:text-properties style:font-name="Liberation Serif1" fo:font-size="11pt" fo:font-weight="bold" fo:background-color="#ffb515" loext:char-shading-value="0" style:font-name-asian="DejaVu Sans" style:font-size-asian="11pt" style:font-weight-asian="bold" style:font-name-complex="Liberation Serif1" style:font-size-complex="11pt" style:font-weight-complex="bold"/>
    </style:style>
    <style:style style:name="T15" style:family="text">
      <style:text-properties style:font-name="Liberation Serif1" fo:font-size="11pt" fo:font-weight="bold" officeooo:rsid="00197345" fo:background-color="#ffb515" loext:char-shading-value="0" style:font-name-asian="DejaVu Sans" style:font-size-asian="11pt" style:font-weight-asian="bold" style:font-name-complex="Liberation Serif1" style:font-size-complex="11pt" style:font-weight-complex="bold"/>
    </style:style>
    <style:style style:name="T16" style:family="text">
      <style:text-properties style:font-name="Liberation Serif1" fo:font-size="11pt" fo:font-weight="bold" officeooo:rsid="001ca79f" fo:background-color="#ffb515" loext:char-shading-value="0" style:font-name-asian="DejaVu Sans" style:font-size-asian="11pt" style:font-weight-asian="bold" style:font-name-complex="Liberation Serif1" style:font-size-complex="11pt" style:font-weight-complex="bold"/>
    </style:style>
    <style:style style:name="T17" style:family="text">
      <style:text-properties style:font-name="Liberation Serif1" fo:font-size="11pt" fo:background-color="#ff6309" loext:char-shading-value="0" style:font-size-asian="11pt" style:font-name-complex="Liberation Serif1" style:font-size-complex="11pt"/>
    </style:style>
    <style:style style:name="T18" style:family="text">
      <style:text-properties style:font-name="Liberation Serif1" fo:font-size="11pt" officeooo:rsid="001ca79f" fo:background-color="#ff6309" loext:char-shading-value="0" style:font-size-asian="11pt" style:font-name-complex="Liberation Serif1" style:font-size-complex="11pt"/>
    </style:style>
    <style:style style:name="T19" style:family="text">
      <style:text-properties style:font-name="Liberation Serif1" fo:font-size="11pt" style:font-size-asian="11pt" style:font-name-complex="Liberation Serif1" style:font-size-complex="11pt"/>
    </style:style>
    <style:style style:name="T20" style:family="text">
      <style:text-properties style:font-name="Liberation Serif1" fo:font-size="11pt" fo:background-color="#ffb515" loext:char-shading-value="0" style:font-name-asian="DejaVu Sans" style:font-size-asian="11pt" style:font-name-complex="Liberation Serif1" style:font-size-complex="11pt"/>
    </style:style>
    <style:style style:name="T21" style:family="text">
      <style:text-properties style:font-name="Liberation Serif1" fo:font-size="11pt" officeooo:rsid="001ca79f" fo:background-color="#ffb515" loext:char-shading-value="0" style:font-name-asian="DejaVu Sans" style:font-size-asian="11pt" style:font-name-complex="Liberation Serif1" style:font-size-complex="11pt"/>
    </style:style>
    <style:style style:name="T22" style:family="text">
      <style:text-properties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T23" style:family="text">
      <style:text-properties style:font-name="Liberation Serif1" fo:font-size="12pt" fo:font-weight="bold" officeooo:rsid="00124934" style:font-size-asian="12pt" style:font-weight-asian="bold" style:font-name-complex="Liberation Serif1" style:font-size-complex="12pt" style:font-weight-complex="bold"/>
    </style:style>
    <style:style style:name="T24" style:family="text">
      <style:text-properties style:font-name="Liberation Serif1" fo:font-size="12pt" fo:font-weight="bold" officeooo:rsid="0014e2ed" style:font-size-asian="12pt" style:font-weight-asian="bold" style:font-name-complex="Liberation Serif1" style:font-size-complex="12pt" style:font-weight-complex="bold"/>
    </style:style>
    <style:style style:name="T25" style:family="text">
      <style:text-properties style:text-position="super 58%"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T26" style:family="text">
      <style:text-properties fo:font-variant="normal" fo:text-transform="none" fo:color="#266191" style:font-name="Verdana" fo:font-size="15pt" fo:letter-spacing="normal" fo:font-style="normal" fo:font-weight="bold" style:font-size-asian="15pt" style:font-style-asian="normal" style:font-weight-asian="bold" style:font-name-complex="Verdana" style:font-weight-complex="bold"/>
    </style:style>
    <style:style style:name="T27" style:family="text">
      <style:text-properties fo:font-variant="normal" fo:text-transform="none" fo:color="#266191" style:font-name="Verdana" fo:font-size="15pt" fo:letter-spacing="normal" fo:font-style="normal" fo:font-weight="bold" officeooo:rsid="001a980f" style:font-size-asian="15pt" style:font-style-asian="normal" style:font-weight-asian="bold" style:font-name-complex="Verdana" style:font-weight-complex="bold"/>
    </style:style>
    <style:style style:name="T28" style:family="text">
      <style:text-properties officeooo:rsid="00124934"/>
    </style:style>
    <style:style style:name="T29" style:family="text">
      <style:text-properties officeooo:rsid="0012c731"/>
    </style:style>
    <style:style style:name="T30" style:family="text">
      <style:text-properties officeooo:rsid="00131601"/>
    </style:style>
    <style:style style:name="T31" style:family="text">
      <style:text-properties officeooo:rsid="0013ca85"/>
    </style:style>
    <style:style style:name="T32" style:family="text">
      <style:text-properties officeooo:rsid="0014e2ed"/>
    </style:style>
    <style:style style:name="T33" style:family="text">
      <style:text-properties officeooo:rsid="00179341"/>
    </style:style>
    <style:style style:name="T34" style:family="text">
      <style:text-properties officeooo:rsid="00197345"/>
    </style:style>
    <style:style style:name="T35" style:family="text">
      <style:text-properties officeooo:rsid="001ab219"/>
    </style:style>
    <style:style style:name="T36" style:family="text">
      <style:text-properties officeooo:rsid="001ca7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width="23.876cm" svg:height="2.946cm" draw:z-index="0"><draw:image xlink:href="Pictures/1000000000000B040000015C200C7FB6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2">Spin-mechanics &amp;</text:span><text:span text:style-name="T1"> nano-MRI research conference <text:s text:c="66"/></text:span><text:span text:style-name="T5">http://</text:span><text:span text:style-name="T6">xxx</text:span></text:p>
      <text:p text:style-name="Standard"><text:span text:style-name="T27">T</text:span><text:span text:style-name="T26">he Frontiers of Magnetic Resonance</text:span><text:span text:style-name="T3"> - </text:span><text:span text:style-name="T4">Feb</text:span><text:span text:style-name="T3"> 1</text:span><text:span text:style-name="T4">1</text:span><text:span text:style-name="T3">th to 16th, 201</text:span><text:span text:style-name="T4">8</text:span></text:p>
      <table:table table:name="Table1" table:style-name="Table1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25"><text:span text:style-name="T22">Sun. Feb 11</text:span><text:span text:style-name="T25">th</text:span></text:p>
          </table:table-cell>
          <table:table-cell table:style-name="Table1.B1" office:value-type="string">
            <text:p text:style-name="P6"><text:span text:style-name="T23">Mon</text:span><text:span text:style-name="T22">. </text:span><text:span text:style-name="T23">Feb</text:span><text:span text:style-name="T22"> 12</text:span><text:span text:style-name="T25">th</text:span></text:p>
          </table:table-cell>
          <table:table-cell table:style-name="Table1.B1" office:value-type="string">
            <text:p text:style-name="P7"><text:span text:style-name="T22">Tues. </text:span><text:span text:style-name="T23">Feb</text:span><text:span text:style-name="T22"> 13</text:span><text:span text:style-name="T25">th</text:span></text:p>
          </table:table-cell>
          <table:table-cell table:style-name="Table1.B1" office:value-type="string">
            <text:p text:style-name="P7"><text:span text:style-name="T22">Wedn. </text:span><text:span text:style-name="T23">Feb</text:span><text:span text:style-name="T22"> 14</text:span><text:span text:style-name="T25">th</text:span></text:p>
          </table:table-cell>
          <table:table-cell table:style-name="Table1.B1" office:value-type="string">
            <text:p text:style-name="P6"><text:span text:style-name="T22">Thurs. </text:span><text:span text:style-name="T23">Feb</text:span><text:span text:style-name="T22"> 15</text:span><text:span text:style-name="T25">th</text:span></text:p>
          </table:table-cell>
          <table:table-cell table:style-name="Table1.G1" office:value-type="string">
            <text:p text:style-name="P6"><text:span text:style-name="T22">Fri. </text:span><text:span text:style-name="T24">Feb</text:span><text:span text:style-name="T22"> 16</text:span><text:span text:style-name="T25">th</text:span></text:p>
          </table:table-cell>
        </table:table-row>
        <table:table-row table:style-name="Table1.1">
          <table:table-cell table:style-name="Table1.A2" office:value-type="string">
            <text:p text:style-name="P23">Breakfast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4">Morning 1</text:p>
            <text:p text:style-name="P19"><text:span text:style-name="T28">8</text:span>:<text:span text:style-name="T28">00</text:span>am-<text:span text:style-name="T28">9</text:span>:45am</text:p>
          </table:table-cell>
          <table:table-cell table:style-name="Table1.A2" office:value-type="string">
            <text:p text:style-name="P31"><text:span text:style-name="T28">8</text:span>:<text:span text:style-name="T28">00</text:span>am-<text:span text:style-name="T28">9</text:span>:45am</text:p>
          </table:table-cell>
          <table:table-cell table:style-name="Table1.C3" office:value-type="string">
            <text:p text:style-name="P14">2 <text:span text:style-name="T30">tutorial</text:span> talks</text:p>
            <text:p text:style-name="P10"><text:span text:style-name="T28">8</text:span>:<text:span text:style-name="T28">00</text:span>am-<text:span text:style-name="T28">9</text:span>:45am</text:p>
          </table:table-cell>
          <table:table-cell table:style-name="Table1.C3" office:value-type="string">
            <text:p text:style-name="P14">2 <text:span text:style-name="T30">tutorial</text:span> talks</text:p>
            <text:p text:style-name="P10"><text:span text:style-name="T28">8</text:span>:<text:span text:style-name="T28">00</text:span>am-<text:span text:style-name="T28">9</text:span>:45am</text:p>
          </table:table-cell>
          <table:table-cell table:style-name="Table1.E3" office:value-type="string">
            <text:p text:style-name="P14"><text:span text:style-name="T34">3</text:span> talks</text:p>
            <text:p text:style-name="P10"><text:span text:style-name="T28">8</text:span>:<text:span text:style-name="T28">00</text:span>am-<text:span text:style-name="T28">9</text:span>:45am</text:p>
          </table:table-cell>
          <table:table-cell table:style-name="Table1.E3" office:value-type="string">
            <text:p text:style-name="P14"><text:span text:style-name="T31">3</text:span> talks</text:p>
            <text:p text:style-name="P10"><text:span text:style-name="T28">8</text:span>:<text:span text:style-name="T28">00</text:span>am-<text:span text:style-name="T28">9</text:span>:45am</text:p>
          </table:table-cell>
          <table:table-cell table:style-name="Table1.G3" office:value-type="string">
            <text:p text:style-name="P14"><text:span text:style-name="T31">3</text:span> talks</text:p>
            <text:p text:style-name="P10"><text:span text:style-name="T28">8</text:span>:<text:span text:style-name="T28">00</text:span>am-<text:span text:style-name="T28">9</text:span>:45am</text:p>
          </table:table-cell>
        </table:table-row>
        <table:table-row table:style-name="Table1.1">
          <table:table-cell table:style-name="Table1.A2" office:value-type="string">
            <text:p text:style-name="P23">Coffee Break</text:p>
          </table:table-cell>
          <table:table-cell table:style-name="Table1.A2" office:value-type="string">
            <text:p text:style-name="P31"><text:span text:style-name="T36">9</text:span>:<text:span text:style-name="T36">45</text:span>am-<text:span text:style-name="T36">10</text:span>:<text:span text:style-name="T36">1</text:span>5am</text:p>
          </table:table-cell>
          <table:table-cell table:style-name="Table1.A2" office:value-type="string">
            <text:p text:style-name="P11">Coffee Break</text:p>
          </table:table-cell>
          <table:table-cell table:style-name="Table1.A2" office:value-type="string">
            <text:p text:style-name="P11">Coffee Break</text:p>
          </table:table-cell>
          <table:table-cell table:style-name="Table1.A2" office:value-type="string">
            <text:p text:style-name="P11">Coffee Break</text:p>
          </table:table-cell>
          <table:table-cell table:style-name="Table1.A2" office:value-type="string">
            <text:p text:style-name="P11">Coffee Break</text:p>
          </table:table-cell>
          <table:table-cell table:style-name="Table1.G4" office:value-type="string">
            <text:p text:style-name="P11">Coffee Break</text:p>
          </table:table-cell>
        </table:table-row>
        <table:table-row table:style-name="Table1.1">
          <table:table-cell table:style-name="Table1.A5" office:value-type="string">
            <text:p text:style-name="P24">Morning 2</text:p>
            <text:p text:style-name="P19"><text:span text:style-name="T28">10</text:span>:<text:span text:style-name="T28">15</text:span>am-12:<text:span text:style-name="T28">0</text:span>0pm</text:p>
          </table:table-cell>
          <table:table-cell table:style-name="Table1.A2" office:value-type="string">
            <text:p text:style-name="P31"><text:span text:style-name="T28">10</text:span>:<text:span text:style-name="T28">15</text:span>am-12:<text:span text:style-name="T28">0</text:span>0pm</text:p>
          </table:table-cell>
          <table:table-cell table:style-name="Table1.E3" office:value-type="string">
            <text:p text:style-name="P14">3 <text:span text:style-name="T31">invited </text:span>talks</text:p>
            <text:p text:style-name="P10"><text:span text:style-name="T28">10</text:span>:<text:span text:style-name="T28">15</text:span>am-12:<text:span text:style-name="T28">0</text:span>0pm</text:p>
          </table:table-cell>
          <table:table-cell table:style-name="Table1.E3" office:value-type="string">
            <text:p text:style-name="P14">3 <text:span text:style-name="T31">invited </text:span>talks</text:p>
            <text:p text:style-name="P10"><text:span text:style-name="T28">10</text:span>:<text:span text:style-name="T28">15</text:span>am-12:<text:span text:style-name="T28">0</text:span>0pm</text:p>
          </table:table-cell>
          <table:table-cell table:style-name="Table1.E3" office:value-type="string">
            <text:p text:style-name="P14">3 <text:span text:style-name="T31">invited </text:span>talks</text:p>
            <text:p text:style-name="P10"><text:span text:style-name="T28">10</text:span>:<text:span text:style-name="T28">15</text:span>am-12:<text:span text:style-name="T28">0</text:span>0pm</text:p>
          </table:table-cell>
          <table:table-cell table:style-name="Table1.E3" office:value-type="string">
            <text:p text:style-name="P14">3 talks</text:p>
            <text:p text:style-name="P10"><text:span text:style-name="T28">10</text:span>:<text:span text:style-name="T28">15</text:span>am-12:<text:span text:style-name="T28">0</text:span>0pm</text:p>
          </table:table-cell>
          <table:table-cell table:style-name="Table1.G3" office:value-type="string">
            <text:p text:style-name="P14">3 talks</text:p>
            <text:p text:style-name="P10"><text:span text:style-name="T28">10</text:span>:<text:span text:style-name="T28">15</text:span>am-12:<text:span text:style-name="T28">0</text:span>0pm</text:p>
          </table:table-cell>
        </table:table-row>
        <table:table-row table:style-name="Table1.1">
          <table:table-cell table:style-name="Table1.A2" office:value-type="string">
            <text:p text:style-name="P23">Lunch</text:p>
            <text:p text:style-name="P13">12:<text:span text:style-name="T29">0</text:span>0pm-<text:span text:style-name="T29">1:30</text:span>pm</text:p>
          </table:table-cell>
          <table:table-cell table:style-name="Table1.A2" office:value-type="string">
            <text:p text:style-name="P31">12:<text:span text:style-name="T29">0</text:span>0pm-<text:span text:style-name="T29">1:30</text:span>pm</text:p>
          </table:table-cell>
          <table:table-cell table:style-name="Table1.B2" office:value-type="string">
            <text:p text:style-name="P11"/>
            <text:p text:style-name="P10">12:<text:span text:style-name="T29">0</text:span>0pm-<text:span text:style-name="T29">1:30</text:span>pm</text:p>
          </table:table-cell>
          <table:table-cell table:style-name="Table1.B2" office:value-type="string">
            <text:p text:style-name="P11"/>
            <text:p text:style-name="P10">12:<text:span text:style-name="T29">0</text:span>0pm-<text:span text:style-name="T29">1:30</text:span>pm</text:p>
          </table:table-cell>
          <table:table-cell table:style-name="Table1.B2" office:value-type="string">
            <text:p text:style-name="P11"/>
            <text:p text:style-name="P10">12:<text:span text:style-name="T29">0</text:span>0pm-<text:span text:style-name="T29">1:30</text:span>pm</text:p>
          </table:table-cell>
          <table:table-cell table:style-name="Table1.B2" office:value-type="string">
            <text:p text:style-name="P11"/>
            <text:p text:style-name="P10">12:<text:span text:style-name="T29">0</text:span>0pm-<text:span text:style-name="T29">1:30 </text:span>pm</text:p>
          </table:table-cell>
          <table:table-cell table:style-name="Table1.G2" office:value-type="string">
            <text:p text:style-name="P11"/>
            <text:p text:style-name="P10">12:<text:span text:style-name="T29">0</text:span>0pm-<text:span text:style-name="T29">1:30 </text:span>pm</text:p>
          </table:table-cell>
        </table:table-row>
        <table:table-row table:style-name="Table1.7">
          <table:table-cell table:style-name="Table1.A8" table:number-rows-spanned="2" office:value-type="string">
            <text:p text:style-name="P24">Afternoon 1</text:p>
            <text:p text:style-name="P19">1<text:span text:style-name="T35">2</text:span>:<text:span text:style-name="T35">00a</text:span>m-<text:span text:style-name="T35">5:00</text:span>pm</text:p>
          </table:table-cell>
          <table:table-cell table:style-name="Table1.A2" office:value-type="string">
            <text:p text:style-name="P11"/>
            <text:p text:style-name="P31">Shuttle <text:span text:style-name="T30">from</text:span> <text:span text:style-name="T30">Geneva</text:span></text:p>
            <text:p text:style-name="P12"/>
            <text:p text:style-name="P14"/>
          </table:table-cell>
          <table:table-cell table:style-name="Table1.C7" table:number-rows-spanned="3" office:value-type="string">
            <text:p text:style-name="P16">Informal free time</text:p>
          </table:table-cell>
          <table:table-cell table:style-name="Table1.C7" table:number-rows-spanned="3" office:value-type="string">
            <text:p text:style-name="P16">Informal free time</text:p>
          </table:table-cell>
          <table:table-cell table:style-name="Table1.C7" office:value-type="string">
            <text:p text:style-name="P16">Informal free time</text:p>
          </table:table-cell>
          <table:table-cell table:style-name="Table1.C7" table:number-rows-spanned="4" office:value-type="string">
            <text:p text:style-name="P30">Informal free time</text:p>
          </table:table-cell>
          <table:table-cell table:style-name="Table1.G7" office:value-type="string">
            <text:p text:style-name="P11">Shuttle back to <text:span text:style-name="T30">Geneva</text:span></text:p>
          </table:table-cell>
        </table:table-row>
        <table:table-row table:style-name="Table1.7">
          <table:covered-table-cell/>
          <table:table-cell table:style-name="Table1.A2" table:number-rows-spanned="3" office:value-type="string">
            <text:p text:style-name="P35">Registtation</text:p>
          </table:table-cell>
          <table:covered-table-cell/>
          <table:covered-table-cell/>
          <table:table-cell table:style-name="Table1.E8" office:value-type="string">
            <text:p text:style-name="P34"><text:span text:style-name="T36">6</text:span> <text:span text:style-name="T36">short </text:span>talks</text:p>
            <text:p text:style-name="P32"><text:span text:style-name="T36">2</text:span>:<text:span text:style-name="T36">30</text:span>am-<text:span text:style-name="T36">4</text:span>:<text:span text:style-name="T36">3</text:span>0pm</text:p>
          </table:table-cell>
          <table:covered-table-cell/>
          <table:table-cell table:style-name="Table1.G13" table:number-rows-spanned="6" office:value-type="string">
            <text:p text:style-name="P2"/>
            <text:p text:style-name="P3"><text:span text:style-name="T8">4</text:span><text:span text:style-name="T7"> </text:span><text:span text:style-name="T5">Tutorials </text:span><text:span text:style-name="T9">60'+10'</text:span></text:p>
            <text:p text:style-name="P4"><text:span text:style-name="T13">28</text:span><text:span text:style-name="T11"> </text:span><text:span text:style-name="T10">Invited talks:</text:span><text:span text:style-name="T17"> </text:span><text:span text:style-name="T18">30</text:span><text:span text:style-name="T17">'+5'</text:span><text:span text:style-name="T19"> </text:span></text:p>
            <text:p text:style-name="P5"><text:span text:style-name="T16">15</text:span><text:span text:style-name="T15"> </text:span><text:span text:style-name="T14">Short talks:</text:span><text:span text:style-name="T20"> 15'+</text:span><text:span text:style-name="T21">5</text:span><text:span text:style-name="T20">'</text:span></text:p>
          </table:table-cell>
        </table:table-row>
        <table:table-row table:style-name="Table1.9">
          <table:table-cell table:style-name="Table1.A10" table:number-rows-spanned="2" office:value-type="string">
            <text:p text:style-name="P24">Afternoon 2</text:p>
            <text:p text:style-name="P20">5:<text:span text:style-name="T32">15 </text:span>pm-7:00 pm</text:p>
          </table:table-cell>
          <table:covered-table-cell/>
          <table:covered-table-cell/>
          <table:covered-table-cell/>
          <table:table-cell table:style-name="Table1.C7" office:value-type="string">
            <text:p text:style-name="P35">Coffee Break</text:p>
          </table:table-cell>
          <table:covered-table-cell/>
          <table:covered-table-cell/>
        </table:table-row>
        <table:table-row table:style-name="Table1.10">
          <table:covered-table-cell/>
          <table:covered-table-cell/>
          <table:table-cell table:style-name="Table1.C10" office:value-type="string">
            <text:p text:style-name="P15">3 <text:span text:style-name="T31">invited </text:span>talks</text:p>
            <text:p text:style-name="P16">5:<text:span text:style-name="T36">00 </text:span>pm-<text:span text:style-name="T36">6</text:span>:<text:span text:style-name="T36">45</text:span> pm</text:p>
          </table:table-cell>
          <table:table-cell table:style-name="Table1.C10" office:value-type="string">
            <text:p text:style-name="P15">3 <text:span text:style-name="T31">invited </text:span>talks</text:p>
            <text:p text:style-name="P16">5:<text:span text:style-name="T36">00 </text:span>pm-<text:span text:style-name="T36">6</text:span>:<text:span text:style-name="T36">45</text:span> pm</text:p>
          </table:table-cell>
          <table:table-cell table:style-name="Table1.E10" office:value-type="string">
            <text:p text:style-name="P27"><text:span text:style-name="T33">6</text:span> <text:span text:style-name="T33">short </text:span>talks</text:p>
            <text:p text:style-name="P28">5:<text:span text:style-name="T33">00 </text:span>pm-7:00 pm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23">Dinner</text:p>
          </table:table-cell>
          <table:table-cell table:style-name="Table1.B11" office:value-type="string">
            <text:p text:style-name="P26"><text:span text:style-name="T30">7</text:span>:<text:span text:style-name="T29">0</text:span>0pm-<text:span text:style-name="T30">8:30 </text:span>pm</text:p>
          </table:table-cell>
          <table:table-cell table:style-name="Table1.B11" office:value-type="string">
            <text:p text:style-name="P26"><text:span text:style-name="T30">7</text:span>:<text:span text:style-name="T29">0</text:span>0pm-<text:span text:style-name="T30">8:30 </text:span>pm</text:p>
          </table:table-cell>
          <table:table-cell table:style-name="Table1.B11" office:value-type="string">
            <text:p text:style-name="P26"><text:span text:style-name="T30">7</text:span>:<text:span text:style-name="T29">0</text:span>0pm-<text:span text:style-name="T30">8:30 </text:span>pm</text:p>
          </table:table-cell>
          <table:table-cell table:style-name="Table1.B11" office:value-type="string">
            <text:p text:style-name="P26"><text:span text:style-name="T30">7</text:span>:<text:span text:style-name="T29">0</text:span>0pm-<text:span text:style-name="T30">8:30 </text:span>pm</text:p>
          </table:table-cell>
          <table:table-cell table:style-name="Table1.F11" table:number-rows-spanned="2" office:value-type="string">
            <text:p text:style-name="P18">Banquet</text:p>
          </table:table-cell>
          <table:covered-table-cell/>
        </table:table-row>
        <table:table-row table:style-name="Table1.1">
          <table:table-cell table:style-name="Table1.A13" table:number-rows-spanned="2" office:value-type="string">
            <text:p text:style-name="P24">Evening 1</text:p>
            <text:p text:style-name="P24"/>
          </table:table-cell>
          <table:table-cell table:style-name="Table1.A11" table:number-rows-spanned="2" office:value-type="string">
            <text:p text:style-name="P14">Welcome reception</text:p>
          </table:table-cell>
          <table:table-cell table:style-name="Table1.A11" table:number-rows-spanned="2" office:value-type="string">
            <text:p text:style-name="P12">Posters 1</text:p>
            <text:p text:style-name="P12"><text:span text:style-name="T34">8:30 </text:span>pm-10:<text:span text:style-name="T34">0</text:span>0pm</text:p>
          </table:table-cell>
          <table:table-cell table:style-name="Table1.A11" table:number-rows-spanned="2" office:value-type="string">
            <text:p text:style-name="P12">Posters <text:span text:style-name="T31">2</text:span></text:p>
            <text:p text:style-name="P12"><text:span text:style-name="T34">8:30 </text:span>pm-10:<text:span text:style-name="T34">0</text:span>0pm</text:p>
          </table:table-cell>
          <table:table-cell table:style-name="Table1.E10" table:number-rows-spanned="2" office:value-type="string">
            <text:p text:style-name="P21"><text:span text:style-name="T32">3 short</text:span> talks</text:p>
            <text:p text:style-name="P22"><text:span text:style-name="T31">8</text:span>:30pm-<text:span text:style-name="T31">9</text:span>:<text:span text:style-name="T31">3</text:span>0pm</text:p>
          </table:table-cell>
          <table:covered-table-cell/>
          <table:covered-table-cell/>
        </table:table-row>
        <table:table-row table:style-name="Table1.13">
          <table:covered-table-cell/>
          <table:covered-table-cell/>
          <table:covered-table-cell/>
          <table:covered-table-cell/>
          <table:covered-table-cell/>
          <table:table-cell table:style-name="Table1.A11" office:value-type="string">
            <text:p text:style-name="P17">Free time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Helvetica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égend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Répertoire" style:family="paragraph" style:parent-style-name="Standard">
      <style:paragraph-properties text:number-lines="false" text:line-number="0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ffffff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30T15:42:00</meta:creation-date>
    <meta:print-date>2010-05-12T10:34:00</meta:print-date>
    <meta:editing-duration>P23DT23H8S</meta:editing-duration>
    <dc:date>2017-08-19T20:34:53.615648084</dc:date>
    <dc:creator>klein </dc:creator>
    <meta:generator>LibreOffice/4.2.8.2$Linux_X86_64 LibreOffice_project/420m0$Build-2</meta:generator>
    <meta:editing-cycles>13</meta:editing-cycles>
    <meta:document-statistic meta:table-count="1" meta:image-count="1" meta:object-count="0" meta:page-count="2" meta:paragraph-count="88" meta:word-count="193" meta:character-count="1336" meta:non-whitespace-character-count="1164"/>
  </office:meta>
</office:document-meta>
</file>